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no-wrap" style:shrink-to-fit="false"/>
    </style:style>
    <style:style style:name="ce8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</style:style>
    <style:style style:name="ce9" style:family="table-cell" style:parent-style-name="Default">
      <style:table-cell-properties fo:background-color="#ffd8ce" fo:wrap-option="no-wrap" style:shrink-to-fit="false"/>
    </style:style>
    <style:style style:name="ce12" style:family="table-cell" style:parent-style-name="Default">
      <style:table-cell-properties fo:background-color="#fff5ce" fo:wrap-option="no-wrap" style:shrink-to-fit="false"/>
    </style:style>
    <style:style style:name="ce1" style:family="table-cell" style:parent-style-name="Default">
      <style:table-cell-properties fo:wrap-option="no-wrap" style:shrink-to-fit="false"/>
    </style:style>
    <style:style style:name="ce10" style:family="table-cell" style:parent-style-name="Default">
      <style:table-cell-properties fo:wrap-option="no-wrap" style:shrink-to-fit="true"/>
    </style:style>
    <style:style style:name="ce11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19" style:family="table-cell" style:parent-style-name="Default">
      <style:table-cell-properties fo:background-color="#ffd8ce" fo:wrap-option="no-wrap" style:shrink-to-fit="true"/>
    </style:style>
    <style:style style:name="ce20" style:family="table-cell" style:parent-style-name="Default">
      <style:table-cell-properties fo:background-color="#fff5ce" fo:wrap-option="no-wrap" style:shrink-to-fit="true"/>
    </style:style>
    <style:style style:name="ce3" style:family="table-cell" style:parent-style-name="Default">
      <style:table-cell-properties fo:wrap-option="no-wrap" style:shrink-to-fit="true"/>
    </style:style>
    <style:style style:name="ce13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d8ce" style:text-align-source="fix" style:repeat-content="false" fo:wrap-option="no-wrap" style:shrink-to-fit="tru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5ce" style:text-align-source="fix" style:repeat-content="false" fo:wrap-option="no-wrap" style:shrink-to-fit="tru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15" style:family="table-cell" style:parent-style-name="Default"/>
    <style:style style:name="ce16" style:family="table-cell" style:parent-style-name="Default">
      <style:table-cell-properties style:shrink-to-fit="true" style:vertical-align="middle"/>
    </style:style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29" style:family="table-cell" style:parent-style-name="Default">
      <style:table-cell-properties fo:background-color="#ffd8ce" fo:wrap-option="no-wrap" style:shrink-to-fit="true"/>
    </style:style>
    <style:style style:name="ce30" style:family="table-cell" style:parent-style-name="Default">
      <style:table-cell-properties fo:background-color="#fff5ce" fo:wrap-option="no-wrap" style:shrink-to-fit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5" table:default-cell-style-name="ce5"/>
        <table:table-column table:style-name="co4" table:number-columns-repeated="2" table:default-cell-style-name="ce5"/>
        <table:table-column table:style-name="co4" table:number-columns-repeated="1015" table:default-cell-style-name="ce3"/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8" office:value-type="string" calcext:value-type="string">
            <text:p>CAT</text:p>
          </table:table-cell>
          <table:table-cell table:style-name="ce11" office:value-type="string" calcext:value-type="string">
            <text:p>PRODUCTO</text:p>
          </table:table-cell>
          <table:table-cell table:style-name="ce13" office:value-type="string" calcext:value-type="string">
            <text:p>CARREFOUR</text:p>
          </table:table-cell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EROSKI</text:p>
          </table:table-cell>
          <table:table-cell table:style-name="ce13" office:value-type="string" calcext:value-type="string">
            <text:p>ALCAMPO</text:p>
          </table:table-cell>
          <table:table-cell table:style-name="ce13" office:value-type="string" calcext:value-type="string">
            <text:p>ECI</text:p>
          </table:table-cell>
          <table:table-cell table:style-name="ce13" office:value-type="string" calcext:value-type="string">
            <text:p>VERITAS</text:p>
          </table:table-cell>
          <table:table-cell table:style-name="ce13" office:value-type="string" calcext:value-type="string">
            <text:p>H. NAVARRO</text:p>
          </table:table-cell>
          <table:table-cell table:style-name="ce4" table:number-columns-repeated="1015"/>
        </table:table-row>
        <table:table-row table:style-name="ro1">
          <table:table-cell table:style-name="ce8"/>
          <table:table-cell table:style-name="ce11"/>
          <table:table-cell table:style-name="ce13" table:number-columns-repeated="7"/>
          <table:table-cell table:style-name="ce4" table:number-columns-repeated="1015"/>
        </table:table-row>
        <table:table-row table:style-name="ro1">
          <table:table-cell table:style-name="ce7" office:value-type="string" calcext:value-type="string">
            <text:p>100 Frutas y verduras al peso bio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1. Tomate en rama o ensalada</text:p>
          </table:table-cell>
          <table:table-cell table:style-name="ce13" office:value-type="string" calcext:value-type="string">
            <text:p><text:a xlink:href="https://www.carrefour.es/supermercado/tomate-rama-ecologico-carrefour-bio-500-g-carrefour-bio/R-600709258/p?ic_source=food&amp;ic_medium=undefined&amp;ic_content=cat20002-productos-frescos" xlink:type="simple">https://www.carrefour.es/supermercado/tomate-rama-ecologico-carrefour-bio-500-g-carrefour-bio/R-600709258/p?ic_source=food&amp;ic_medium=undefined&amp;ic_content=cat20002-productos-frescos</text:a></text:p>
          </table:table-cell>
          <table:table-cell table:style-name="ce13" office:value-type="string" calcext:value-type="string">
            <text:p><text:a xlink:href="https://www.dia.es/compra-online/al-dia/verduras-y-hortalizas/tomates-pimientos-y-pepinos/p/170524" xlink:type="simple">https://www.dia.es/compra-online/al-dia/verduras-y-hortalizas/tomates-pimientos-y-pepinos/p/170524</text:a></text:p>
          </table:table-cell>
          <table:table-cell table:style-name="ce13" office:value-type="string" calcext:value-type="string">
            <text:p>https://supermercado.eroski.es/es/productdetail/23628514-tomate-ecologico-eroski-natur-bio-al-peso-compra-minima-500-g/</text:p>
          </table:table-cell>
          <table:table-cell table:style-name="ce13" office:value-type="string" calcext:value-type="string">
            <text:p>https://www.alcampo.es/compra-online/frescos/verduras-y-hortalizas/verduras-ecologicas/hortaliza-ecologica-tomate-de-ensalada-ecologico-600g/p/55576</text:p>
          </table:table-cell>
          <table:table-cell table:style-name="ce13" office:value-type="string" calcext:value-type="string">
            <text:p><text:a xlink:href="https://www.elcorteingles.es/supermercado/0110118164300305-solo-bio-tomate-ensalada-ecologico-500-g/" xlink:type="simple">https://www.elcorteingles.es/supermercado/0110118164300305-solo-bio-tomate-ensalada-ecologico-500-g/</text:a></text:p>
          </table:table-cell>
          <table:table-cell table:style-name="ce13" office:value-type="string" calcext:value-type="string">
            <text:p>https://shop.veritas.es/detalle/-/Producto/tomate-de-ensalada-600g-eco/12462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2. Plátano canario</text:p>
          </table:table-cell>
          <table:table-cell table:style-name="ce13" office:value-type="string" calcext:value-type="string">
            <text:p><text:a xlink:href="https://www.carrefour.es/supermercado/platano-ecologico-carrefour-bio-1-kg-aprox-carrefour-bio/R-fprod1320276/p?ic_source=food&amp;ic_medium=undefined&amp;ic_content=cat20002-productos-frescos" xlink:type="simple">https://www.carrefour.es/supermercado/platano-ecologico-carrefour-bio-1-kg-aprox-carrefour-bio/R-fprod1320276/p?ic_source=food&amp;ic_medium=undefined&amp;ic_content=cat20002-productos-frescos</text:a></text:p>
          </table:table-cell>
          <table:table-cell table:style-name="ce13" office:value-type="string" calcext:value-type="string">
            <text:p>https://www.dia.es/compra-online/al-dia/frutas/platanos/p/170563</text:p>
          </table:table-cell>
          <table:table-cell table:style-name="ce13" office:value-type="string" calcext:value-type="string">
            <text:p>https://supermercado.eroski.es/es/productdetail/23628209-platano-de-canarias-eco-eroski-natur-bio-al-peso-compra-minima-1-kg/</text:p>
          </table:table-cell>
          <table:table-cell table:style-name="ce13" office:value-type="string" calcext:value-type="string">
            <text:p>https://www.alcampo.es/compra-online/alimentacion/ecologicos/productos-frescos-ecologicos/frutas-y-verduras-ecologicas/frutas-ecologicas/fruta-ecologica-platanos-ecologicos-bandeja-de-800-g/p/57540</text:p>
          </table:table-cell>
          <table:table-cell table:style-name="ce13" office:value-type="string" calcext:value-type="string">
            <text:p>https://www.elcorteingles.es/supermercado/0110118115100291-platano-igp-de-canarias-ecologico-bandeja-800-g-peso-aproximado/</text:p>
          </table:table-cell>
          <table:table-cell table:style-name="ce13" office:value-type="string" calcext:value-type="string">
            <text:p>https://shop.veritas.es/detalle/-/Producto/platano-de-canarias-kg-eco/1033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3. Manzana royal gala o roja</text:p>
          </table:table-cell>
          <table:table-cell table:style-name="ce13" office:value-type="string" calcext:value-type="string">
            <text:p>https://www.carrefour.es/supermercado/manzana-royal-gala-ecologica-bandeja-4-ud-600-g-carrefour-bio/R-600709190/p?ic_source=food&amp;ic_medium=undefined&amp;ic_content=cat20002-productos-frescos</text:p>
          </table:table-cell>
          <table:table-cell table:style-name="ce13" office:value-type="string" calcext:value-type="string">
            <text:p>https://www.dia.es/compra-online/al-dia/frutas/manzanas/p/271644</text:p>
          </table:table-cell>
          <table:table-cell table:style-name="ce13" office:value-type="string" calcext:value-type="string">
            <text:p>https://supermercado.eroski.es/es/productdetail/23628084-manzana-roja-ecologica-eroski-natur-bio-al-peso-compra-minima-1-kg/</text:p>
          </table:table-cell>
          <table:table-cell table:style-name="ce13" office:value-type="string" calcext:value-type="string">
            <text:p>https://www.alcampo.es/compra-online/frescos/frutas/frutas-ecologicas/fruta-manzanas-royal-ecologica-800-g/p/57561</text:p>
          </table:table-cell>
          <table:table-cell table:style-name="ce13" office:value-type="string" calcext:value-type="string">
            <text:p>https://www.elcorteingles.es/supermercado/0110118115900310-la-huerta-manzana-royal-gala-ecologica-bandeja-800-g-peso-aproximado/</text:p>
          </table:table-cell>
          <table:table-cell table:style-name="ce13" office:value-type="string" calcext:value-type="string">
            <text:p>https://shop.veritas.es/detalle/-/Producto/manzana-royal-gala-kg-eco/1047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4. Calabacín</text:p>
          </table:table-cell>
          <table:table-cell table:style-name="ce13" office:value-type="string" calcext:value-type="string">
            <text:p><text:a xlink:href="https://www.carrefour.es/supermercado/calabacin-ecologico-carrefour-bio-500-g-carrefour" xlink:type="simple">https://www.carrefour.es/supermercado/calabacin-ecologico-carrefour-bio-500-g-carrefour</text:a>-bio/R-600709114/p?ic_source=food&amp;ic_medium=undefined&amp;ic_content=cat20002-productos-frescos</text:p>
          </table:table-cell>
          <table:table-cell table:style-name="ce13" office:value-type="string" calcext:value-type="string">
            <text:p><text:a xlink:href="https://www.dia.es/compra-online/al-dia/verduras-y-hortalizas/calabacin-calabaza-y-berenjena/p/190696" xlink:type="simple">https://www.dia.es/compra-online/al-dia/verduras-y-hortalizas/calabacin-calabaza-y-berenjena/p/190696</text:a></text:p>
          </table:table-cell>
          <table:table-cell table:style-name="ce13" office:value-type="string" calcext:value-type="string">
            <text:p>https://supermercado.eroski.es/es/productdetail/23628340-calabacin-ecologico-eroski-natur-bio-al-peso-compra-minima-500-g/</text:p>
          </table:table-cell>
          <table:table-cell table:style-name="ce13" office:value-type="string" calcext:value-type="string">
            <text:p>https://www.alcampo.es/compra-online/frescos/verduras-y-hortalizas/verduras-ecologicas/hortaliza-ecologica-calabacin-ecologico-600-g/p/55542</text:p>
          </table:table-cell>
          <table:table-cell table:style-name="ce13" office:value-type="string" calcext:value-type="string">
            <text:p>https://www.elcorteingles.es/supermercado/0110118163600085-daleira-calabacin-ecologico-gallego-malla-700-g/</text:p>
          </table:table-cell>
          <table:table-cell table:style-name="ce13" office:value-type="string" calcext:value-type="string">
            <text:p>https://shop.veritas.es/detalle/-/Producto/calabacin-kg-eco/1086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5. Zanahoria</text:p>
          </table:table-cell>
          <table:table-cell table:style-name="ce13" office:value-type="string" calcext:value-type="string">
            <text:p>https://www.carrefour.es/supermercado/zanahoria-ecologica-carrefour-bio-750-g-carrefour-bio/R-prod1070419/p?ic_source=food&amp;ic_medium=undefined&amp;ic_content=cat20002-productos-frescos</text:p>
          </table:table-cell>
          <table:table-cell table:style-name="ce13" office:value-type="string" calcext:value-type="string">
            <text:p>https://www.dia.es/compra-online/al-dia/verduras-y-hortalizas/patatas-y-zanahorias/p/170530</text:p>
          </table:table-cell>
          <table:table-cell table:style-name="ce13" office:value-type="string" calcext:value-type="string">
            <text:p>https://supermercado.eroski.es/es/productdetail/23628548-zanahoria-ecologica-eroski-natur-bio-bandeja-600-g/</text:p>
          </table:table-cell>
          <table:table-cell table:style-name="ce13" office:value-type="string" calcext:value-type="string">
            <text:p>https://www.alcampo.es/compra-online/frescos/verduras-y-hortalizas/verduras-ecologicas/alcampo-produccion-controlada-ecologico-zanahoria-ecologico-700-g/p/58394</text:p>
          </table:table-cell>
          <table:table-cell table:style-name="ce13" office:value-type="string" calcext:value-type="string">
            <text:p>https://www.elcorteingles.es/supermercado/0110118131400014-la-huerta-zanahoria-ecologica-bandeja-800-g-peso-aproximado/</text:p>
          </table:table-cell>
          <table:table-cell table:style-name="ce13" office:value-type="string" calcext:value-type="string">
            <text:p>https://shop.veritas.es/detalle/-/Producto/zanahoria-bandeja-500g-eco/27692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6. Patata blanca lavada</text:p>
          </table:table-cell>
          <table:table-cell table:style-name="ce13" office:value-type="string" calcext:value-type="string">
            <text:p>https://www.carrefour.es/supermercado/patata-ecologica-carrefour-bio-2-kg-carrefour-bio/R-600709102/p?ic_source=food&amp;ic_medium=undefined&amp;ic_content=cat20002-productos-fresco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23628431-patata-ecologica-eroski-natur-bio-al-peso-compra-minima-1-kg/</text:p>
          </table:table-cell>
          <table:table-cell table:style-name="ce13" office:value-type="string" calcext:value-type="string">
            <text:p>https://www.alcampo.es/compra-online/frescos/verduras-y-hortalizas/verduras-ecologicas/alcampo-produccion-controlada-ecologico-patata-ecologica-malla-de-2-kg/p/58396</text:p>
          </table:table-cell>
          <table:table-cell table:style-name="ce13" office:value-type="string" calcext:value-type="string">
            <text:p>https://www.elcorteingles.es/supermercado/0110118173300072-ecopat-patata-ecologica-bolsa-2-kg/</text:p>
          </table:table-cell>
          <table:table-cell table:style-name="ce13" office:value-type="string" calcext:value-type="string">
            <text:p>https://shop.veritas.es/detalle/-/Producto/patata-2kg-eco/16043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/>
          <table:table-cell table:style-name="ce13" table:number-columns-repeated="7"/>
          <table:table-cell table:style-name="ce4" table:number-columns-repeated="1015"/>
        </table:table-row>
        <table:table-row table:style-name="ro1">
          <table:table-cell table:style-name="ce7" office:value-type="string" calcext:value-type="string">
            <text:p>200 Cereales: 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9"/>
          <table:table-cell table:style-name="ce19" office:value-type="string" calcext:value-type="string">
            <text:p>201. Bolitas de maiz con miel (400gr.) </text:p>
          </table:table-cell>
          <table:table-cell table:number-columns-repeated="7" table:style-name="ce23" office:value-type="string" calcext:value-type="string">
            <text:p>NO</text:p>
          </table:table-cell>
          <table:table-cell table:style-name="ce29"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202. El Granero Int. – </text:span>Copos de avena s. integral (1Kg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03500148-el-granero-integral-bio-copos-de-avena-suave-integral-ecologicos-bolsa-1-kg/</text:p>
          </table:table-cell>
          <table:table-cell table:style-name="ce13" office:value-type="string" calcext:value-type="string">
            <text:p>https://shop.veritas.es/detalle/-/Producto/copos-avena-suaves-1kg-eco/33473</text:p>
          </table:table-cell>
          <table:table-cell table:style-name="ce13" office:value-type="string" calcext:value-type="string">
            <text:p>https://www.herbolarionavarro.es/copos-de-5-cereales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300 Galletas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01. Biocop – galleta copos aventa integral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4701074-biocop-galletas-de-espelta-integral-con-chocolate-y-avellanas-ecologicas-envase-250-g/</text:p>
          </table:table-cell>
          <table:table-cell table:style-name="ce13" office:value-type="string" calcext:value-type="string">
            <text:p>https://shop.veritas.es/detalle/-/Producto/galleta-copos-avena-integral-eco/31695</text:p>
          </table:table-cell>
          <table:table-cell table:style-name="ce13" office:value-type="string" calcext:value-type="string">
            <text:p>https://www.herbolarionavarro.es/galleta-con-copos-aven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02. La granja – mini magdalenas vario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bolleria-y-pasteleria/croissants-magdalenas-y-muffins/magdalenas/la-granja-mini-magdalenas-ecologicas-chocochip-con-yogur-200-g/p/563256</text:p>
          </table:table-cell>
          <table:table-cell table:style-name="ce16" office:value-type="string" calcext:value-type="string">
            <text:p>https://www.elcorteingles.es/supermercado/0110120670802543-la-granja-mini-magdalenas-con-platano-y-choco-chips-bolsa-200-g/</text:p>
          </table:table-cell>
          <table:table-cell table:style-name="ce13" office:value-type="string" calcext:value-type="string">
            <text:p>https://shop.veritas.es/detalle/-/Producto/madalenas-mini-yogur-y-choco-eco/26628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303. Repostería Monjas</text:span> – Rosquillas (p/u) 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bolleria-y-pasteleria/rosquillas-y-sobaos/rosquillas/monjas-rosquillas-250-g/p/13606</text:p>
          </table:table-cell>
          <table:table-cell table:style-name="ce13" office:value-type="string" calcext:value-type="string">
            <text:p>https://www.elcorteingles.es/supermercado/0110120660904085-blanco-monjas-rosquillas-con-sabor-a-convento-bandeja-25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04. La granja - Mármol</text:p>
          </table:table-cell>
          <table:table-cell table:style-name="ce13" office:value-type="string" calcext:value-type="string">
            <text:p>https://www.carrefour.es/supermercado/bizcocho-marmol-con-chocolate-ecologico-la-granja-300-g/R-VC4AECOMM-491615/p?ic_source=food&amp;ic_medium=undefined&amp;ic_content=cat20002-productos-fresco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alimentos-especiales-/alimentos-especiales/dulces-y-desayunos/bolleria/la-granja-bizcocho-marmol-ecologico-300-g/p/801212</text:p>
          </table:table-cell>
          <table:table-cell table:style-name="ce13" office:value-type="string" calcext:value-type="string">
            <text:p>https://www.elcorteingles.es/supermercado/0110120658601362-la-granja-bizcocho-marmol-ecologico-con-chocolate-bolsa-300-g/</text:p>
          </table:table-cell>
          <table:table-cell table:style-name="ce13" office:value-type="string" calcext:value-type="string">
            <text:p>https://shop.veritas.es/detalle/-/Producto/bizcocho-chocolate-300g-eco/23025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7" office:value-type="string" calcext:value-type="string">
            <text:p>400 Harina y Pan sin gluten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/>
          <table:table-cell table:style-name="ce15"/>
          <table:table-cell table:style-name="ce13" table:number-columns-repeated="2"/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<text:span text:style-name="T1">401. Leon de Baker </text:span>Hogaza de masa madre (470gr.) </text:p>
          </table:table-cell>
          <table:table-cell table:number-columns-repeated="4" table:style-name="ce24" office:value-type="string" calcext:value-type="string">
            <text:p>NO</text:p>
          </table:table-cell>
          <table:table-cell table:style-name="ce24" office:value-type="string" calcext:value-type="string">
            <text:p>https://www.elcorteingles.es/supermercado/0110118559700044-leon-the-baker-pan-hogaza-de-masa-madre-sin-gluten-envase-470-g/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30" table:number-columns-repeated="1015"/>
        </table:table-row>
        <table:table-row table:style-name="ro1">
          <table:table-cell/>
          <table:table-cell table:style-name="ce10" office:value-type="string" calcext:value-type="string">
            <text:p>402. El Granero Integral – Integral (500gr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4600136-el-granero-integral-bio-harina-de-espelta-integral-ecologica-bolsa-500-g/</text:p>
          </table:table-cell>
          <table:table-cell table:style-name="ce13" office:value-type="string" calcext:value-type="string">
            <text:p>https://shop.veritas.es/detalle/-/Producto/harina-espelta-integral-1kg-eco/22595</text:p>
          </table:table-cell>
          <table:table-cell table:style-name="ce13" office:value-type="string" calcext:value-type="string">
            <text:p>https://www.herbolarionavarro.es/harina-de-avena-integral-ecologic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500 Chocolate: </text:p>
          </table:table-cell>
          <table:table-cell table:style-name="ce10"/>
          <table:table-cell table:style-name="ce13"/>
          <table:table-cell table:style-name="ce15"/>
          <table:table-cell table:style-name="ce13" table:number-columns-repeated="5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501. Ethiquable – </text:span>Negro 75% cacao (100gr.) </text:p>
          </table:table-cell>
          <table:table-cell table:style-name="ce13" office:value-type="string" calcext:value-type="string">
            <text:p>https://www.carrefour.es/supermercado/chocolate-negro-75-ecologico-ethiquable-100-g-ethiquable/R-fprod1450021/p?ic_source=portal-y-corporativo&amp;ic_medium=search-empathy&amp;ic_content=n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24031197-chocolate-negro-74-costa-de-marfil-ethiquable-tableta-100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6400444-ethiquable-chocolate-negro-75-cacao-de-nicaragua-de-gran-reserva-de-waslala-ecologico-tableta-100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chocolate-negro-75-nicaragua-100g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600 Carne: </text:p>
          </table:table-cell>
          <table:table-cell table:style-name="ce10"/>
          <table:table-cell table:style-name="ce13"/>
          <table:table-cell table:style-name="ce15"/>
          <table:table-cell table:style-name="ce13" table:number-columns-repeated="5"/>
          <table:table-cell table:number-columns-repeated="1015"/>
        </table:table-row>
        <table:table-row table:style-name="ro1">
          <table:table-cell table:style-name="ce9"/>
          <table:table-cell table:style-name="ce19" office:value-type="string" calcext:value-type="string">
            <text:p><text:span text:style-name="T1">601. Biobardales – </text:span>Secreto (500gr.) </text:p>
          </table:table-cell>
          <table:table-cell table:number-columns-repeated="7" table:style-name="ce23" office:value-type="string" calcext:value-type="string">
            <text:p>NO</text:p>
          </table:table-cell>
          <table:table-cell table:style-name="ce29"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<text:span text:style-name="T1">602. Biobardales – </text:span>Bacon Lonchas (100gr.) </text:p>
          </table:table-cell>
          <table:table-cell table:style-name="ce24" office:value-type="string" calcext:value-type="string">
            <text:p>https://www.carrefour.es/supermercado/bacon-lonchas-ecologico-biobardales-100-g-biobardales/R-590205589/p?ic_source=portal-y-corporativo&amp;ic_medium=search-empathy&amp;ic_content=ns</text:p>
          </table:table-cell>
          <table:table-cell table:number-columns-repeated="6" table:style-name="ce24" office:value-type="string" calcext:value-type="string">
            <text:p>NO</text:p>
          </table:table-cell>
          <table:table-cell table:style-name="ce30"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700 Leche, yogures y bedidas vegetales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701. Ken – Leche vaca semi (1l.) </text:p>
          </table:table-cell>
          <table:table-cell table:number-columns-repeated="6" table:style-name="ce24" office:value-type="string" calcext:value-type="string">
            <text:p>NO</text:p>
          </table:table-cell>
          <table:table-cell table:style-name="ce24" office:value-type="string" calcext:value-type="string">
            <text:p>https://www.herbolarionavarro.es/leche-de-vaca-semi-eco-1l.html</text:p>
          </table:table-cell>
          <table:table-cell table:style-name="ce30"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2. Soria Natural – Avena con calcio (1l.) </text:p>
          </table:table-cell>
          <table:table-cell table:style-name="ce13" office:value-type="string" calcext:value-type="string">
            <text:p>https://www.carrefour.es/supermercado/bebida-de-avena-con-calcio-ecologica-soria-natural-brik-1-l-soria-natural/R-701717697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alimentos-especiales-/alimentos-especiales/bebidas-soja-avena-y-arroz/bebidas-de-avena/soria-natural-bebida-de-avena-1-l/p/12207</text:p>
          </table:table-cell>
          <table:table-cell table:style-name="ce13" office:value-type="string" calcext:value-type="string">
            <text:p>https://www.elcorteingles.es/supermercado/0110120728400134-soria-natural-bebida-de-avena-con-calcio-ecologica-sin-lactosa-1005-vegetal-envase-1-l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bebida-de-avena-1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3. YoSoy - Avena (1l.)</text:p>
          </table:table-cell>
          <table:table-cell table:style-name="ce13" office:value-type="string" calcext:value-type="string">
            <text:p>https://www.carrefour.es/supermercado/bebida-de-avena-sin-azucar-anadido-yosoy-brik-1-l-yosoy/R-804323938/p</text:p>
          </table:table-cell>
          <table:table-cell table:style-name="ce13" office:value-type="string" calcext:value-type="string">
            <text:p>https://www.dia.es/compra-online/despensa/lacteos-y-huevos/bebidas-vegetales/p/270828</text:p>
          </table:table-cell>
          <table:table-cell table:style-name="ce13" office:value-type="string" calcext:value-type="string">
            <text:p>https://supermercado.eroski.es/es/productdetail/11735339-bebida-de-avena-yosoy-brik-1-litro/</text:p>
          </table:table-cell>
          <table:table-cell table:number-columns-repeated="4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4. Xanceda Yogur eco desnatado fresa (2 uds.)</text:p>
          </table:table-cell>
          <table:table-cell table:style-name="ce13" office:value-type="string" calcext:value-type="string">
            <text:p>https://www.carrefour.es/supermercado/yogur-con-vainilla-ecologico-casa-grande-de-xanceda-pack-de-2-unidades-de-125-g-casa-grande-de-xanceda/R-590206249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leche-huevos-yogures-y-lacteos/yogures-bifidus-y-lcasei/desnatado/sabores/casa-grande-de-xanceda-yogur-de-fresa-ecologico-2-uds-x-125-g/p/52971</text:p>
          </table:table-cell>
          <table:table-cell table:style-name="ce13" office:value-type="string" calcext:value-type="string">
            <text:p>https://www.elcorteingles.es/supermercado/0110118822300168-casa-grande-de-xanceda-yogur-con-fresas-desnatado-03-mg-sin-gluten-ecologico-pack-2-unidades-125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yogur-cremoso-eco-desnatado-con-fres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5. Puleva Eco – Leche semi (1l.)</text:p>
          </table:table-cell>
          <table:table-cell table:style-name="ce13" office:value-type="string" calcext:value-type="string">
            <text:p>https://www.carrefour.es/supermercado/leche-semidesnatada-ecologica-puleva-brik-1-l-puleva/R-625735708/p</text:p>
          </table:table-cell>
          <table:table-cell table:style-name="ce13" office:value-type="string" calcext:value-type="string">
            <text:p>https://www.dia.es/compra-online/despensa/lacteos-y-huevos/leche/p/141031</text:p>
          </table:table-cell>
          <table:table-cell table:style-name="ce13" office:value-type="string" calcext:value-type="string">
            <text:p>https://supermercado.eroski.es/es/productdetail/14854624-leche-semidesnatada-ecologica-puleva-brik-1-litro/</text:p>
          </table:table-cell>
          <table:table-cell table:style-name="ce13" office:value-type="string" calcext:value-type="string">
            <text:p>https://www.alcampo.es/compra-online/alimentacion/ecologicos/productos-frescos-ecologicos/lacteos-quesos-y-huevos-ecologicos/leche-y-nata-ecologicas/puleva-eco-leche-semidesnatada-ecologica-1-l/p/53042</text:p>
          </table:table-cell>
          <table:table-cell table:style-name="ce13" office:value-type="string" calcext:value-type="string">
            <text:p>https://www.elcorteingles.es/supermercado/0110120914100019-puleva-leche-semidesnatada-ecologica-brik-1-l/</text:p>
          </table:table-cell>
          <table:table-cell table:style-name="ce13" office:value-type="string" calcext:value-type="string">
            <text:p>https://shop.veritas.es/detalle/-/Producto/leche-semidesnatada-1l-eco/20925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6. Cantero Letur -  Leche entera eco Vaca (1l.)</text:p>
          </table:table-cell>
          <table:table-cell table:style-name="ce13" office:value-type="string" calcext:value-type="string">
            <text:p>https://www.carrefour.es/supermercado/leche-entera-ecologica-cantero-de-letur-1-l-cantero-de-letur/R-fprod1250295/p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hop.veritas.es/detalle/-/Producto/leche-de-vaca-1l-eco/29093</text:p>
          </table:table-cell>
          <table:table-cell table:style-name="ce13" office:value-type="string" calcext:value-type="string">
            <text:p>https://www.herbolarionavarro.es/leche-de-vaca-enter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7. Cantero  Letur -  Kefir eco cabra (420gr.)</text:p>
          </table:table-cell>
          <table:table-cell table:style-name="ce13" office:value-type="string" calcext:value-type="string">
            <text:p>https://www.carrefour.es/supermercado/kefir-de-cabra-ecologico-cantero-de-letur-420-g-cantero-de-letur/R-prod410336/p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12450268-kefir-ecologico-de-cabra-cantero-de-letur-frasco-420-g/</text:p>
          </table:table-cell>
          <table:table-cell table:style-name="ce13" office:value-type="string" calcext:value-type="string">
            <text:p>https://www.alcampo.es/compra-online/alimentacion/ecologicos/productos-frescos-ecologicos/lacteos-quesos-y-huevos-ecologicos/kefir-ecologico/cantero-de-letur-kefir-de-cabra-bio-420-gramos/p/519624</text:p>
          </table:table-cell>
          <table:table-cell table:style-name="ce13" office:value-type="string" calcext:value-type="string">
            <text:p>https://www.elcorteingles.es/supermercado/0110118822400026-el-cantero-de-letur-kefir-de-cabra-natural-ecologico-tarro-420-g/</text:p>
          </table:table-cell>
          <table:table-cell table:style-name="ce13" office:value-type="string" calcext:value-type="string">
            <text:p>https://shop.veritas.es/detalle/-/Producto/kefir-de-cabra-420g-eco/64743</text:p>
          </table:table-cell>
          <table:table-cell table:style-name="ce13" office:value-type="string" calcext:value-type="string">
            <text:p>https://www.herbolarionavarro.es/kefir-cabra-420gr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800 Conservas: 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9"/>
          <table:table-cell table:style-name="ce19" office:value-type="string" calcext:value-type="string">
            <text:p><text:span text:style-name="T1">801. Cachopo – </text:span>Tomate frito s/ cebolla (370gr.)</text:p>
          </table:table-cell>
          <table:table-cell table:number-columns-repeated="7" table:style-name="ce23" office:value-type="string" calcext:value-type="string">
            <text:p>NO</text:p>
          </table:table-cell>
          <table:table-cell table:style-name="ce29"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802. Pan do mar – Mejillones eco escabeche (115gr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31100135-pan-do-mar-mejillones-ecologicos-en-escabeche-ecologico-dop-mejillon-de-galicia-lata-115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mejillones-en-escabeche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900 Pastas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901. Natursoy - Tortellini queso espinaca (250 gr.)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16425886-tortellini-integral-queso-espinacas-natursoy-bandeja-250-g/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tortellini-queso-y-espinacas-250gr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1000 Arroz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01. Calasparra – Redondo (1Kg.)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caldos-pasta-arroz-legumbres-pure/arroz/arroz-para-cocinar/calasparra-arroz-redondo-1-kg/p/25214</text:p>
          </table:table-cell>
          <table:table-cell table:style-name="ce13" office:value-type="string" calcext:value-type="string">
            <text:p>https://www.elcorteingles.es/supermercado/0110118005700465-virgen-de-la-esperanza-arroz-redondo-dop-de-calasparra-envase-1-k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02, Calasparra – Integral Bio (1Kg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5000179-virgen-de-la-esperanza-arroz-redondo-integral-de-calasparra-ecologico-sin-gluten-caja-1-kg/</text:p>
          </table:table-cell>
          <table:table-cell table:style-name="ce13" office:value-type="string" calcext:value-type="string">
            <text:p>https://shop.veritas.es/detalle/-/Producto/arroz-de-calasparra-integral-eco/60677</text:p>
          </table:table-cell>
          <table:table-cell table:style-name="ce13" office:value-type="string" calcext:value-type="string">
            <text:p>https://www.herbolarionavarro.es/arroz-redondo-integral-de-calasparrra-bio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1100 Café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101. Tierra Madre – Café Natural (250 gr.) o Biológico</text:p>
          </table:table-cell>
          <table:table-cell table:style-name="ce13" office:value-type="string" calcext:value-type="string">
            <text:p>https://www.carrefour.es/supermercado/cafe-molido-natural-tierra-madre-oxfam-intermon-250-g-oxfam-intermon/R-526510893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cafessucedaneos-y-derivados-del-cacao/cafe-molido/molido-natural/intermon-oxfam-tierra-madre-cafe-molido-natural-250-g/p/16348</text:p>
          </table:table-cell>
          <table:table-cell table:style-name="ce13" office:value-type="string" calcext:value-type="string">
            <text:p>https://www.elcorteingles.es/supermercado/0110120760500122-intermon-oxfam-tierra-madre-cafe-molido-natural-ecologico-seleccionado-en-origen-paquete-25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1200 No eco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201, Mahou Clásica lata (33cl)</text:p>
          </table:table-cell>
          <table:table-cell table:style-name="ce13" office:value-type="string" calcext:value-type="string">
            <text:p>https://www.carrefour.es/supermercado/cerveza-mahou-clasica-lata-33-cl-mahou-clasica/R-520661319/p</text:p>
          </table:table-cell>
          <table:table-cell table:style-name="ce13" office:value-type="string" calcext:value-type="string">
            <text:p>https://www.dia.es/compra-online/bebidas/cervezas/nacionales/p/14752</text:p>
          </table:table-cell>
          <table:table-cell table:style-name="ce13" office:value-type="string" calcext:value-type="string">
            <text:p>https://supermercado.eroski.es/es/productdetail/311712-cerveza-mahou-clasica-lata-33-cl/</text:p>
          </table:table-cell>
          <table:table-cell table:style-name="ce13" office:value-type="string" calcext:value-type="string">
            <text:p>https://www.alcampo.es/compra-online/bebidas/cervezas/lata-estandar/mahou-cerveza-33cl/p/30378</text:p>
          </table:table-cell>
          <table:table-cell table:style-name="ce13" office:value-type="string" calcext:value-type="string">
            <text:p>https://www.elcorteingles.es/supermercado/0110118600300356-mahou-clasica-cerveza-rubia-original-lata-33-cl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A41:Hoja1.I57 Hoja1.A25:Hoja1.I40 Hoja1.A1:Hoja1.I23 Hoja1.B24:Hoja1.I24">
            <calcext:condition calcext:apply-style-name="Sin título1" calcext:value="contains-text(&quot;NO&quot;)" calcext:base-cell-address="Hoja1.A1"/>
          </calcext:conditional-format>
        </calcext:conditional-formats>
      </table:table>
      <table:named-expressions/>
      <table:database-ranges>
        <table:database-range table:name="__Anonymous_Sheet_DB__0" table:target-range-address="Hoja1.A2:Hoja1.I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f7d1d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09:08:50.0997990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0:11:27.837973599</meta:creation-date>
    <dc:date>2021-06-09T10:58:01.866787664</dc:date>
    <meta:editing-duration>PT10H58M44S</meta:editing-duration>
    <meta:editing-cycles>12</meta:editing-cycles>
    <meta:generator>LibreOffice/6.4.7.2$Linux_X86_64 LibreOffice_project/40$Build-2</meta:generator>
    <meta:document-statistic meta:table-count="1" meta:cell-count="269" meta:object-count="0"/>
  </office:meta>
</office:document-meta>
</file>